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6.908cm" presentation:class="title" presentation:user-transformed="true">
          <draw:text-box>
            <text:p text:style-name="P1">ISA Details</text:p>
          </draw:text-box>
        </draw:frame>
        <draw:frame presentation:style-name="pr2" draw:text-style-name="P2" draw:layer="layout" svg:width="26.67cm" svg:height="12.18cm" svg:x="-1.778cm" svg:y="12.446cm" presentation:class="outline" presentation:user-transformed="true">
          <draw:text-box>
            <text:list text:style-name="L2">
              <text:list-header>
                <text:p text:style-name="P1"><text:span text:style-name="T1">prepared for</text:span><text:span text:style-name="T2"> </text:span><text:span text:style-name="T2"><text:a xlink:href="http://hackerspace.gr/wiki/Programable_Logic_Lessons" xlink:type="simple">Programmable Logic Lessons</text:a></text:span><text:span text:style-name="T2"> / </text:span><text:span text:style-name="T2"><text:a xlink:href="http://hackerspace.gr/wiki/PLD_Workshop_25_06_2013" xlink:type="simple">1.5</text:a></text:span><text:span text:style-name="T2"> </text:span><text:span text:style-name="T3">by </text:span><text:span text:style-name="T3"><text:a xlink:href="http://hackerspace.gr/wiki/User:Skmp" xlink:type="simple">~skmp</text:a></text:span></text:p>
                <text:p text:style-name="P1"><text:span text:style-name="T4">Kindly hosted by </text:span><text:span text:style-name="T4"><text:a xlink:href="http://hackerspace.gr/" xlink:type="simple">hackerspace.gr</text:a>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defined in an <text:a xlink:href="https://en.wikipedia.org/wiki/Instruction_set" xlink:type="simple">ISA</text:a> ?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<text:a xlink:href="http://en.wikipedia.org/wiki/Processor_register" xlink:type="simple">Register</text:a> count, types, and addressing mores</text:p>
              </text:list-item>
              <text:list-item>
                <text:p>Operations, and how they get their data</text:p>
              </text:list-item>
              <text:list-item>
                <text:p>Operation encodings</text:p>
              </text:list-item>
              <text:list-item>
                <text:p>“user visible” cpu states (this doesn't include internals like bus states)</text:p>
              </text:list-item>
              <text:list-item>
                <text:p>Memory mapping (if any) and <text:a xlink:href="http://en.wikipedia.org/wiki/Coprocessor" xlink:type="simple">coprocessors</text:a> that come with the ISA</text:p>
                <text:list>
                  <text:list-item>
                    <text:p>Some ISAs can be extended via external copro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tional ISA Paradigm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<text:a xlink:href="http://en.wikipedia.org/wiki/Complex_instruction_set_computing" xlink:type="simple">CISC</text:a></text:p>
                <text:list>
                  <text:list-item>
                    <text:p>Complicated encoding, multiple encodings for each opcode, flexible addressing modes</text:p>
                    <text:list>
                      <text:list-item>
                        <text:p>Eg add eax,[ebx+edx*4+0x88712]; // compute address, read data and add it to eax</text:p>
                      </text:list-item>
                    </text:list>
                  </text:list-item>
                </text:list>
              </text:list-item>
              <text:list-item>
                <text:p><text:a xlink:href="https://en.wikipedia.org/wiki/Reduced_instruction_set_computing" xlink:type="simple">RISC</text:a></text:p>
                <text:list>
                  <text:list-item>
                    <text:p>Simpler encoding, each opcode does one “thing”</text:p>
                  </text:list-item>
                  <text:list-item>
                    <text:p>Typical traits are dedicated load/store and many registers</text:p>
                  </text:list-item>
                </text:list>
              </text:list-item>
              <text:list-item>
                <text:p><text:a xlink:href="https://en.wikipedia.org/wiki/VLIW" xlink:type="simple">VLIW</text:a></text:p>
                <text:list>
                  <text:list-item>
                    <text:p>Can specify the instruction for multiple units at once</text:p>
                    <text:list>
                      <text:list-item>
                        <text:p>Lower level than both CISC and RISC</text:p>
                      </text:list-item>
                    </text:list>
                  </text:list-item>
                </text:list>
              </text:list-item>
              <text:list-item>
                <text:p>Modern cpus implement a blend of all 3 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a xlink:href="http://en.wikipedia.org/wiki/Processor_register" xlink:type="simple">Registers</text:a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There are many types of registers</text:p>
                <text:list>
                  <text:list-item>
                    <text:p>Integer registers (~ r0.. rN, ...)</text:p>
                  </text:list-item>
                  <text:list-item>
                    <text:p><text:a xlink:href="https://en.wikipedia.org/wiki/IEEE_floating_point" xlink:type="simple">Floating</text:a> registers (~ f0.. fN, fr0 frN, …)</text:p>
                  </text:list-item>
                  <text:list-item>
                    <text:p>Program counter, stack pointer, and others</text:p>
                    <text:list>
                      <text:list-item>
                        <text:p>pc/eip, sp, lr, etc</text:p>
                      </text:list-item>
                    </text:list>
                  </text:list-item>
                  <text:list-item>
                    <text:p><text:a xlink:href="http://en.wikipedia.org/wiki/CPU_modes" xlink:type="simple">State</text:a> registers</text:p>
                    <text:list>
                      <text:list-item>
                        <text:p>Current processor mode, etc</text:p>
                      </text:list-item>
                    </text:list>
                  </text:list-item>
                </text:list>
              </text:list-item>
              <text:list-item>
                <text:p>They are the fastest-access memory that a cpu h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on register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<text:a xlink:href="http://en.wikipedia.org/wiki/Program_counter" xlink:type="simple">Program counter</text:a></text:p>
                <text:list>
                  <text:list-item>
                    <text:p>Next address of the opcode to execute</text:p>
                  </text:list-item>
                  <text:list-item>
                    <text:p>Tracks “where” we are in the program</text:p>
                  </text:list-item>
                </text:list>
              </text:list-item>
              <text:list-item>
                <text:p><text:a xlink:href="http://en.wikipedia.org/wiki/Stack_pointer" xlink:type="simple">Stack pointer</text:a></text:p>
                <text:list>
                  <text:list-item>
                    <text:p>Stack is used as temporal local storage</text:p>
                  </text:list-item>
                </text:list>
              </text:list-item>
              <text:list-item>
                <text:p>“General” registers</text:p>
                <text:list>
                  <text:list-item>
                    <text:p>Used to perform ALU operations</text:p>
                  </text:list-item>
                  <text:list-item>
                    <text:p>In some cases, PC and SP are part of the general register file</text:p>
                  </text:list-item>
                </text:list>
              </text:list-item>
              <text:list-item>
                <text:p><text:a xlink:href="http://en.wikipedia.org/wiki/Link_register" xlink:type="simple">Link register</text:a></text:p>
                <text:list>
                  <text:list-item>
                    <text:p>Used mostly in RISC, stores the return addr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ction Type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<text:a xlink:href="http://en.wikipedia.org/wiki/Arithmetic_logic_unit" xlink:type="simple">ALU/Computing</text:a> </text:p>
                <text:list>
                  <text:list-item>
                    <text:p>Add, sub, and, or, etc</text:p>
                  </text:list-item>
                  <text:list-item>
                    <text:p>Compares</text:p>
                  </text:list-item>
                </text:list>
              </text:list-item>
              <text:list-item>
                <text:p><text:a xlink:href="http://en.wikipedia.org/wiki/Branch_(computer_science)" xlink:type="simple">Branching</text:a></text:p>
                <text:list>
                  <text:list-item>
                    <text:p>Changes the program execution order (by changing the pc)</text:p>
                  </text:list-item>
                  <text:list-item>
                    <text:p>Unconditional</text:p>
                  </text:list-item>
                  <text:list-item>
                    <text:p>Conditional (jump if equal and such) – thats how ifs are implemented !</text:p>
                  </text:list-item>
                </text:list>
              </text:list-item>
              <text:list-item>
                <text:p><text:a xlink:href="http://en.wikipedia.org/wiki/Input/output" xlink:type="simple">I/O</text:a></text:p>
                <text:list>
                  <text:list-item>
                    <text:p>Memory reads &amp; writes</text:p>
                  </text:list-item>
                  <text:list-item>
                    <text:p>Peripherals are typically connected to the memory bus, so you communicate with them using the memory interf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a xlink:href="https://en.wikipedia.org/wiki/Addressing_mode" xlink:type="simple">Data addressing</text:a>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re are many ways to read and write opcode results</text:p>
                <text:list>
                  <text:list-item>
                    <text:p>Implicit data</text:p>
                    <text:list>
                      <text:list-item>
                        <text:p>pre-decided while designing the cpu. Eg, a branch opcode writes to the pc register</text:p>
                      </text:list-item>
                    </text:list>
                  </text:list-item>
                  <text:list-item>
                    <text:p>Immediate data</text:p>
                    <text:list>
                      <text:list-item>
                        <text:p>directly encoded on the opcode</text:p>
                      </text:list-item>
                    </text:list>
                  </text:list-item>
                  <text:list-item>
                    <text:p>Register</text:p>
                    <text:list>
                      <text:list-item>
                        <text:p>There is a register index encoded on the opcode</text:p>
                      </text:list-item>
                    </text:list>
                  </text:list-item>
                  <text:list-item>
                    <text:p>Memory</text:p>
                    <text:list>
                      <text:list-item>
                        <text:p>Intimidate - the address is encoded on the opcode</text:p>
                      </text:list-item>
                      <text:list-item>
                        <text:p>Via Register – the address comes from a register</text:p>
                      </text:list-item>
                    </text:list>
                  </text:list-item>
                  <text:list-item>
                    <text:p>Register </text:p>
                  </text:list-item>
                </text:list>
              </text:list-item>
              <text:list-item>
                <text:p>Most ISAs provide immediate and register</text:p>
                <text:list>
                  <text:list-item>
                    <text:p>Dedicated opcodes for memory access</text:p>
                    <text:list>
                      <text:list-item>
                        <text:p>X86 is an exception to that (CISC trait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a xlink:href="https://en.wikipedia.org/wiki/Architectural_state" xlink:type="simple">Architectural state</text:a>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… The entire state of the architecture</text:p>
                <text:list>
                  <text:list-item>
                    <text:p>Consists of all the data that defines the current state</text:p>
                  </text:list-item>
                </text:list>
              </text:list-item>
              <text:list-item>
                <text:p>Typically contains all registers</text:p>
                <text:list>
                  <text:list-item>
                    <text:p>And then some more internal state</text:p>
                  </text:list-item>
                </text:list>
              </text:list-item>
              <text:list-item>
                <text:p>Memory is not considered as part of the architectual st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trend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s cpus get more and more complex, and <text:a xlink:href="https://en.wikipedia.org/wiki/Moore's_law" xlink:type="simple">transistors get cheaper and cheaper</text:a>, the cost metrics change and as a result the architecture implementation changes drastically</text:p>
                <text:list>
                  <text:list-item>
                    <text:p>Most cpus have a “frontend” that translates the ISA to the internal state and is responsible to maintain coherency</text:p>
                  </text:list-item>
                  <text:list-item>
                    <text:p>Hugely different implementations exist for the same ISA</text:p>
                    <text:list>
                      <text:list-item>
                        <text:p>8086 – typical simple mostly monolithic CISC ~ 30K transistors</text:p>
                      </text:list-item>
                      <text:list-item>
                        <text:p>Core i7 – Out of order, super scalar, register renaming,caching, VLIW/MIPS internal state, and MUCH MUCH more ~ 2,270,000K transistors (2.2 Bilion)</text:p>
                      </text:list-item>
                      <text:list-item>
                        <text:p>Both implement x86-16</text:p>
                      </text:list-item>
                    </text:list>
                  </text:list-item>
                </text:list>
              </text:list-item>
              <text:list-item>
                <text:p>There is a trend to make things more 'generic' with fewer dedicated units</text:p>
              </text:list-item>
              <text:list-item>
                <text:p>Also, while opcodes become far more complex they usually implement only a single operation (so they can be combined in more elegant ways) with all addressing modes</text:p>
                <text:list>
                  <text:list-item>
                    <text:p>Also known as <text:a xlink:href="https://en.wikipedia.org/wiki/Orthogonal_instruction_set" xlink:type="simple">orthogonal design</text:a></text:p>
                  </text:list-item>
                </text:list>
              </text:list-item>
              <text:list-item>
                <text:p>Yet we still have transistors to spend, so we add <text:a xlink:href="https://en.wikipedia.org/wiki/Multi-core_processor" xlink:type="simple">more cores</text:a> and <text:a xlink:href="https://en.wikipedia.org/wiki/Flynn's_taxonomy" xlink:type="simple">more parallelism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ing an ISA</text:p>
          </draw:text-box>
        </draw:frame>
        <draw:frame presentation:style-name="pr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Mostly a trade-off of complexity and usability</text:p>
                <text:list>
                  <text:list-item>
                    <text:p>There's a trend to move some of the complexity to compilers</text:p>
                  </text:list-item>
                </text:list>
              </text:list-item>
              <text:list-item>
                <text:p>Decide on <text:a xlink:href="http://en.wikipedia.org/wiki/Word_(computer_architecture)" xlink:type="simple">word</text:a> size</text:p>
              </text:list-item>
              <text:list-item>
                <text:p>Decide on <text:a xlink:href="http://en.wikipedia.org/wiki/Processor_register" xlink:type="simple">register</text:a> count</text:p>
                <text:list>
                  <text:list-item>
                    <text:p>X86 → 8, arm → 13, mips → 31, ppc → 31.5</text:p>
                  </text:list-item>
                </text:list>
              </text:list-item>
              <text:list-item>
                <text:p>Decide <text:a xlink:href="https://en.wikipedia.org/wiki/Addressing_mode" xlink:type="simple">addressing modes</text:a></text:p>
              </text:list-item>
              <text:list-item>
                <text:p>Decide on the instructions</text:p>
                <text:list>
                  <text:list-item>
                    <text:p>Add, sub, neg, or, xor, etc.</text:p>
                    <text:list>
                      <text:list-item>
                        <text:p><text:s/>Not all of them are required – eg, a-x = a+(-x)</text:p>
                      </text:list-item>
                    </text:list>
                  </text:list-item>
                </text:list>
              </text:list-item>
              <text:list-item>
                <text:p>Come up with a compact format for the <text:a xlink:href="https://en.wikipedia.org/wiki/Opcode" xlink:type="simple">opcodes</text:a></text:p>
                <text:list>
                  <text:list-item>
                    <text:p><text:a xlink:href="http://www.xgc.com/manuals/m1750-ada/m1750/x524.html" xlink:type="simple">Random googled example</text:a>, <text:a xlink:href="http://en.wikibooks.org/wiki/MIPS_Assembly/Instruction_Formats" xlink:type="simple">MIPS32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ing an ISA (2)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Decide on a <text:a xlink:href="https://en.wikipedia.org/wiki/Assembly_language" xlink:type="simple">simple syntax</text:a> for the opcodes</text:p>
                <text:list>
                  <text:list-item>
                    <text:p>The assembly language of the cpu</text:p>
                  </text:list-item>
                </text:list>
              </text:list-item>
              <text:list-item>
                <text:p>Decide how to handle illegal/unexpected states</text:p>
                <text:list>
                  <text:list-item>
                    <text:p>(aka: <text:a xlink:href="https://en.wikipedia.org/wiki/Exception_handling" xlink:type="simple">Exceptions</text:a>)</text:p>
                  </text:list-item>
                </text:list>
              </text:list-item>
              <text:list-item>
                <text:p>Decide how to handle “notifications” from the hardware</text:p>
                <text:list>
                  <text:list-item>
                    <text:p>(aka: <text:a xlink:href="https://en.wikipedia.org/wiki/Interrupt" xlink:type="simple">Interrupts</text:a>)</text:p>
                  </text:list-item>
                </text:list>
              </text:list-item>
              <text:list-item>
                <text:p>Decide what peripherals should be built in</text:p>
                <text:list>
                  <text:list-item>
                    <text:p>Usually: Timers, <text:a xlink:href="https://en.wikipedia.org/wiki/Memory_management_unit" xlink:type="simple">MMU</text:a>, et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!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 text:style-name="P4">Let's improve the design we worked on last time now !</text:p>
                <text:p text:style-name="P4">Next week we'll talk more about integrating more peripherals and SoCs</text:p>
                <text:p/>
                <text:p text:style-name="P4">Feel free to drop by #hsgr @ freenode</text:p>
                <text:p text:style-name="P4">... or the <text:a xlink:href="http://lists.hackerspace.gr/listinfo/discuss" xlink:type="simple">hsgr mailing list</text:a></text:p>
                <text:p text:style-name="P4">... and use the <text:a xlink:href="http://hackerspace.gr/wiki/Programable_Logic_Lessons" xlink:type="simple">wiki</text:a> !</text:p>
                <text:p text:style-name="P4"><text:span text:style-name="T5">(or, send direct feedback – skmp@emudev.org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TML_20_Preformatted" style:display-name="HTML Preformatted" style:family="graphic">
      <style:paragraph-properties fo:margin-left="0cm" fo:margin-right="0cm" fo:text-align="start" fo:text-indent="0cm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 style:language-asian="en" style:country-asian="US" style:font-family-complex="'Courier New'" style:font-family-generic-complex="modern" style:font-pitch-complex="fixed" style:font-size-complex="10pt" style:language-complex="ar" style:country-complex="SA"/>
    </style:style>
    <style:style style:name="HTML_20_Preformatted_20_Char" style:display-name="HTML Preformatted Char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co1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1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2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sy0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br0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3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18:42:10.87</meta:creation-date>
    <dc:date>2013-06-23T19:35:15.28</dc:date>
    <meta:editing-duration>PT12H21S</meta:editing-duration>
    <meta:editing-cycles>28</meta:editing-cycles>
    <meta:generator>LibreOffice/4.0.3.3$Windows_x86 LibreOffice_project/0eaa50a932c8f2199a615e1eb30f7ac74279539</meta:generator>
    <meta:document-statistic meta:object-count="69"/>
  </office:meta>
</office:document-meta>
</file>